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1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8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Charles Hoffma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September 10, 1895</text:p>
      <text:p text:style-name="P6">Month<text:tab/><text:tab/><text:tab/><text:tab/><text:tab/><text:tab/>September</text:p>
      <text:p text:style-name="P6">Year<text:tab/><text:tab/><text:tab/><text:tab/><text:tab/><text:tab/>1895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LAW OFFICES/</text:p>
      <text:p text:style-name="P2">OF/</text:p>
      <text:p text:style-name="P2">CHARLES HOFFMAN,/</text:p>
      <text:p text:style-name="P2">729 WALNUT STREET./</text:p>
      <text:p text:style-name="P4">PHILADELPHIA, September 10th, 1895./</text:p>
      <text:p text:style-name="P3">Rev. Dr. S. Morais,/</text:p>
      <text:p text:style-name="P3"><text:tab/>#546 N. Fifth Street,/</text:p>
      <text:p text:style-name="P3"><text:tab/><text:tab/>Philadelphia./</text:p>
      <text:p text:style-name="P3">My Dear Doctor:-/</text:p>
      <text:p text:style-name="P3"><text:tab/>I received your note with the enclosed on this date and/ I have at once written a German letter to Rosenberg and Isaac enclosing/ a return envelope and requesting an immediate reply to my inquiries./ <text:s/>I return you herewith the letter that you sent me and I will notify you/ of any that I receive upon its arrival. <text:s/>I trust that you are in good/ health and with the best wishes for the new year remain/ very truly yours,/ Charles Hoffma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4:32:08.42</meta:creation-date>
    <meta:document-statistic meta:table-count="0" meta:image-count="0" meta:object-count="0" meta:page-count="2" meta:paragraph-count="70" meta:word-count="270" meta:character-count="1879"/>
    <dc:date>2012-01-03T14:35:24.02</dc:date>
    <dc:creator>Penn Libraries</dc:creator>
    <meta:editing-duration>PT00H03M15S</meta:editing-duration>
    <meta:editing-cycles>1</meta:editing-cycles>
    <meta:generator>OpenOffice.org/3.2$Win32 OpenOffice.org_project/320m12$Build-9483</meta:generator>
  </office:meta>
</office:document-meta>
</file>